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06cm" style:rel-column-width="21611*"/>
    </style:style>
    <style:style style:name="Tableau1.B" style:family="table-column">
      <style:table-column-properties style:column-width="3.097cm" style:rel-column-width="11941*"/>
    </style:style>
    <style:style style:name="Tableau1.C" style:family="table-column">
      <style:table-column-properties style:column-width="8.296cm" style:rel-column-width="31983*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478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loext:opacity="100%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ize="10pt" style:font-size-asian="10pt" style:font-size-complex="10pt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8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P10" style:family="paragraph" style:parent-style-name="Default_20_Text">
      <style:text-properties style:font-name="Times New Roman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fo:font-weight="bold" fo:background-color="transparent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Table_20_Heading">
      <style:text-properties fo:color="#99284c" loext:opacity="100%" style:font-name="Times New Roman" style:font-size-asian="10pt" style:font-size-complex="1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80b1"/>
    </style:style>
    <style:style style:name="T3" style:family="text">
      <style:text-properties officeooo:rsid="0011f5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MPLATE DOCUMENT FOR <text:span text:style-name="T3">BILLS OF MATERIALS (BOMs)</text:span></text:p>
      <text:p text:style-name="P3"/>
      <text:p text:style-name="P14">This is an ODT template document used to generate personalized documents for your <text:span text:style-name="T3">BOMs</text:span>.</text:p>
      <text:p text:style-name="P14"/>
      <text:p text:style-name="P13">My information:</text:p>
      <text:p text:style-name="P4">This is a list of tags that will be replaced with your informations:</text:p>
      <text:p text:style-name="P5">mycompany_logo = ErrorFileNotFound</text:p>
      <text:p text:style-name="P5">mycompany_name = Nouvelle Attitude</text:p>
      <text:p text:style-name="P5">mycompany_address = 10 – 18 rue Senouque</text:p>
      <text:p text:style-name="P5">mycompany_zip = 78530</text:p>
      <text:p text:style-name="P5">mycompany_town = BUC</text:p>
      <text:p text:style-name="P5">mycompany_country = France</text:p>
      <text:p text:style-name="P6">mycompany_country_code = FR</text:p>
      <text:p text:style-name="P6">mycompany_state = Yvelines</text:p>
      <text:p text:style-name="P6">mycompany_state_code = 78</text:p>
      <text:p text:style-name="P5">mycompany_phone = 01 39 56 91 69</text:p>
      <text:p text:style-name="P5">mycompany_fax = </text:p>
      <text:p text:style-name="P5">mycompany_email = </text:p>
      <text:p text:style-name="P5">mycompany_web = </text:p>
      <text:p text:style-name="P5">mycompany_barcode = </text:p>
      <text:p text:style-name="P5">mycompany_capital= 14710</text:p>
      <text:p text:style-name="P5">mycompany_juridicalstatus= Société par actions simplifiée unipersonnelle (SASU)</text:p>
      <text:p text:style-name="P5">mycompany_idprof1 = 493764674</text:p>
      <text:p text:style-name="P5">mycompany_idprof2 = 49376467400070</text:p>
      <text:p text:style-name="P5">mycompany_idprof3 = </text:p>
      <text:p text:style-name="P5">mycompany_idprof4 = </text:p>
      <text:p text:style-name="P6">mycompany_idprof5 = </text:p>
      <text:p text:style-name="P6">mycompany_idprof6 = </text:p>
      <text:p text:style-name="P5">mycompany_vatnumber = FR50493764674</text:p>
      <text:p text:style-name="P5">mycompany_note = {mycompany_note}</text:p>
      <text:p text:style-name="P5">...</text:p>
      <text:p text:style-name="P3"/>
      <text:p text:style-name="P8">User information:</text:p>
      <text:p text:style-name="P10">myuser_lastname = SuperAdmin</text:p>
      <text:p text:style-name="P10">myuser_firstname = </text:p>
      <text:p text:style-name="P10">myuser_login = admin</text:p>
      <text:p text:style-name="P10">myuser_email = </text:p>
      <text:p text:style-name="P11">...</text:p>
      <text:p text:style-name="P7"/>
      <text:p text:style-name="P7"/>
      <text:p text:style-name="P7"/>
      <text:p text:style-name="P8">Object information:</text:p>
      <text:p text:style-name="P4">This is a list of other tags that will be replaced with correct values (tags between {}) :</text:p>
      <text:p text:style-name="P5">object_id = 20</text:p>
      <text:p text:style-name="P5">object_ref = BOM2308-0015</text:p>
      <text:p text:style-name="P5">object_date_creation = 31/08/2023</text:p>
      <text:p text:style-name="P5">object_note_private = </text:p>
      <text:p text:style-name="P5">object_note = </text:p>
      <text:p text:style-name="P7">..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9"><text:span text:style-name="T3">Lines</text:span> of object:</text:p>
      <text:p text:style-name="P4">This is how to use arrays for lines of objects. You must create your array in the document and fill it with following tags:</text:p>
      <text:p text:style-name="Standard">[!-- BEGIN row.lines --]</text:p>
      <text:p text:style-name="Standard"><text:tab/>{line_fulldesc}</text:p>
      <text:p text:style-name="Standard"><text:tab/>{line_qty}</text:p>
      <text:p text:style-name="Standard"><text:tab/>{line_product_ref}</text:p>
      <text:p text:style-name="Standard"><text:tab/>{line_product_ref_fourn}</text:p>
      <text:p text:style-name="Standard"><text:tab/>{line_product_label}</text:p>
      <text:p text:style-name="Standard"><text:tab/>{line_product_type}</text:p>
      <text:p text:style-name="Standard"><text:tab/>{line_product_barcode}</text:p>
      <text:p text:style-name="Standard">[!-- END row.lines --]</text:p>
      <text:p text:style-name="P4"/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4879030538496">
            <table:table-cell table:style-name="Tableau1.A1" office:value-type="string">
              <text:p text:style-name="P15">__Ref__</text:p>
            </table:table-cell>
            <table:table-cell table:style-name="Tableau1.A1" office:value-type="string">
              <text:p text:style-name="P15">__Qty__</text:p>
            </table:table-cell>
            <table:table-cell table:style-name="Tableau1.C1" office:value-type="string">
              <text:p text:style-name="P15"/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testbila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testbila</text:p>
            <text:p text:style-name="Table_20_Contents">testbilal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XXXX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XXXX</text:p>
            <text:p text:style-name="Table_20_Contents">XCXCX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2">
          <table:table-cell table:style-name="Tableau1.A2" office:value-type="string">
            <text:p text:style-name="Table_20_Contents">XWXWXW</text:p>
          </table:table-cell>
          <table:table-cell table:style-name="Tableau1.B2" office:value-type="string">
            <text:p text:style-name="Table_20_Contents">1</text:p>
          </table:table-cell>
          <table:table-cell table:style-name="Tableau1.C2" office:value-type="string">
            <text:p text:style-name="Table_20_Contents">XWXWXW</text:p>
            <text:p text:style-name="Table_20_Contents">WXWX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3"/>
      <text:p text:style-name="P3"/>
      <text:p text:style-name="P3"/>
      <text:p text:style-name="P3">For complete list of available tags, see on user documentation about using ODT templates on wiki:</text:p>
      <text:p text:style-name="P1"><text:a xlink:type="simple" xlink:href="https://wiki.dolibarr.org/index.php/Create_an_ODT_document_template" text:style-name="Internet_20_link" text:visited-style-name="Visited_20_Internet_20_Link"><text:span text:style-name="T1">http</text:span></text:a><text:a xlink:type="simple" xlink:href="https://wiki.dolibarr.org/index.php/Create_an_ODT_document_template" text:style-name="Internet_20_link" text:visited-style-name="Visited_20_Internet_20_Link"><text:span text:style-name="T2">s</text:span></text:a><text:a xlink:type="simple" xlink:href="https://wiki.dolibarr.org/index.php/Create_an_ODT_document_template" text:style-name="Internet_20_link" text:visited-style-name="Visited_20_Internet_20_Link"><text:span text:style-name="T1">://wiki.dolibarr.org/index.php/Create_an_ODT_document_templa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loext:graphic-properties draw:fill="none" draw:fill-color="#99ccff"/>
      <style:paragraph-properties fo:margin-top="0cm" fo:margin-bottom="0cm" style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31T16:08:35</dc:date>
    <meta:editing-duration>PT5H35M16S</meta:editing-duration>
    <meta:editing-cycles>70</meta:editing-cycles>
    <meta:generator>LibreOffice/7.3.3.2$Linux_X86_64 LibreOffice_project/30$Build-2</meta:generator>
    <meta:document-statistic meta:table-count="1" meta:image-count="0" meta:object-count="0" meta:page-count="2" meta:paragraph-count="65" meta:word-count="236" meta:character-count="2206" meta:non-whitespace-character-count="2032"/>
    <meta:user-defined meta:name="Información 1"/>
    <meta:user-defined meta:name="Información 2"/>
    <meta:user-defined meta:name="Información 3"/>
    <meta:user-defined meta:name="Información 4"/>
  </office:meta>
</office:document-meta>
</file>